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C000002BC8B0A8479BE3973D2.png" manifest:media-type="image/png"/>
  <manifest:file-entry manifest:full-path="Pictures/10000001000002BC000002BCAA30C4CF8C1C095A.png" manifest:media-type="image/png"/>
  <manifest:file-entry manifest:full-path="Pictures/10000001000002BC000002BCA97E81BCC5F2F4AA.png" manifest:media-type="image/png"/>
  <manifest:file-entry manifest:full-path="Pictures/10000001000002BC000002BCC7B8FF74B6E58E4A.png" manifest:media-type="image/png"/>
  <manifest:file-entry manifest:full-path="Pictures/10000001000002BC000002BCF7C9B4FE1969FA2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svg:stroke-width="0.051cm" svg:stroke-color="#158466" draw:marker-start-width="0.279cm" draw:marker-end-width="0.279cm" draw:fill="none" draw:textarea-horizontal-align="justify" draw:textarea-vertical-align="middle" draw:auto-grow-height="false" fo:min-height="1.45cm" fo:min-width="1.35cm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style:text-properties fo:font-size="12pt" fo:font-weight="bold"/>
    </style:style>
    <style:style style:name="P8" style:family="paragraph">
      <loext:graphic-properties draw:fill="none" draw:fill-color="#ffffff"/>
      <style:text-properties fo:font-size="12pt" fo:font-weight="bold"/>
    </style:style>
    <style:style style:name="T1" style:family="text">
      <style:text-properties fo:font-size="18pt"/>
    </style:style>
    <style:style style:name="T2" style:family="text">
      <style:text-properties fo:font-size="12pt"/>
    </style:style>
    <style:style style:name="T3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034cm" svg:height="0.962cm" svg:x="2.657cm" svg:y="2.029cm">
          <draw:text-box>
            <text:p>Breeding</text:p>
          </draw:text-box>
        </draw:frame>
        <draw:frame draw:style-name="gr1" draw:text-style-name="P1" draw:layer="layout" svg:width="3.529cm" svg:height="0.962cm" svg:x="12.991cm" svg:y="2.091cm">
          <draw:text-box>
            <text:p>Production</text:p>
          </draw:text-box>
        </draw:frame>
        <draw:frame draw:style-name="gr1" draw:text-style-name="P1" draw:layer="layout" svg:width="3.563cm" svg:height="0.962cm" svg:x="22.928cm" svg:y="2.091cm">
          <draw:text-box>
            <text:p>Husbandry</text:p>
          </draw:text-box>
        </draw:frame>
        <draw:frame draw:style-name="gr1" draw:text-style-name="P3" draw:layer="layout" svg:width="1.84cm" svg:height="0.962cm" svg:x="2.951cm" svg:y="4.291cm">
          <draw:text-box>
            <text:p text:style-name="P2"><text:span text:style-name="T1">Goal</text:span></text:p>
          </draw:text-box>
        </draw:frame>
        <draw:frame draw:style-name="gr2" draw:text-style-name="P4" draw:layer="layout" svg:width="3.7cm" svg:height="3.7cm" svg:x="1.391cm" svg:y="9.091cm">
          <draw:image xlink:href="Pictures/10000001000002BC000002BCF7C9B4FE1969FA28.png" xlink:type="simple" xlink:show="embed" xlink:actuate="onLoad" draw:mime-type="image/png">
            <text:p/>
          </draw:image>
        </draw:frame>
        <draw:frame draw:style-name="gr3" draw:text-style-name="P1" draw:layer="layout" svg:width="5cm" svg:height="1cm" svg:x="1.291cm" svg:y="6.491cm">
          <draw:text-box>
            <text:p>Select parents</text:p>
          </draw:text-box>
        </draw:frame>
        <draw:line draw:style-name="gr4" draw:text-style-name="P5" draw:layer="layout" svg:x1="3.891cm" svg:y1="5.291cm" svg:x2="3.491cm" svg:y2="6.591cm">
          <text:p/>
        </draw:line>
        <draw:line draw:style-name="gr5" draw:text-style-name="P5" draw:layer="layout" svg:x1="3.491cm" svg:y1="7.691cm" svg:x2="3.491cm" svg:y2="9.191cm">
          <text:p/>
        </draw:line>
        <draw:frame draw:style-name="gr6" draw:text-style-name="P1" draw:layer="layout" svg:width="3.3cm" svg:height="1.2cm" svg:x="1.791cm" svg:y="14.491cm">
          <draw:text-box>
            <text:p>offspring</text:p>
          </draw:text-box>
        </draw:frame>
        <draw:line draw:style-name="gr7" draw:text-style-name="P5" draw:layer="layout" svg:x1="3.391cm" svg:y1="12.691cm" svg:x2="3.391cm" svg:y2="14.391cm">
          <text:p/>
        </draw:line>
        <draw:frame draw:style-name="gr2" draw:text-style-name="P4" draw:layer="layout" svg:width="4.017cm" svg:height="4.017cm" svg:x="4.574cm" svg:y="15.791cm">
          <draw:image xlink:href="Pictures/10000001000002BC000002BCC7B8FF74B6E58E4A.png" xlink:type="simple" xlink:show="embed" xlink:actuate="onLoad" draw:mime-type="image/png">
            <text:p/>
          </draw:image>
        </draw:frame>
        <draw:frame draw:style-name="gr1" draw:text-style-name="P1" draw:layer="layout" svg:width="3.601cm" svg:height="0.962cm" svg:x="6.291cm" svg:y="9.091cm">
          <draw:text-box>
            <text:p>«closer to»</text:p>
          </draw:text-box>
        </draw:frame>
        <draw:custom-shape draw:style-name="gr8" draw:text-style-name="P5" draw:layer="layout" svg:width="3.7cm" svg:height="3.4cm" svg:x="6.191cm" svg:y="7.8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5" draw:layer="layout" svg:x1="3.391cm" svg:y1="15.391cm" svg:x2="5.091cm" svg:y2="16.591cm">
          <text:p/>
        </draw:line>
        <draw:line draw:style-name="gr10" draw:text-style-name="P5" draw:layer="layout" svg:x1="6.991cm" svg:y1="15.691cm" svg:x2="7.991cm" svg:y2="11.291cm">
          <text:p/>
        </draw:line>
        <draw:line draw:style-name="gr11" draw:text-style-name="P5" draw:layer="layout" svg:x1="7.991cm" svg:y1="7.891cm" svg:x2="4.691cm" svg:y2="5.091cm">
          <text:p/>
        </draw:line>
        <draw:frame draw:style-name="gr2" draw:text-style-name="P4" draw:layer="layout" svg:width="5.601cm" svg:height="5.601cm" svg:x="11.89cm" svg:y="3.39cm">
          <draw:image xlink:href="Pictures/10000001000002BC000002BCA97E81BCC5F2F4AA.png" xlink:type="simple" xlink:show="embed" xlink:actuate="onLoad" draw:mime-type="image/png">
            <text:p/>
          </draw:image>
        </draw:frame>
        <draw:frame draw:style-name="gr2" draw:text-style-name="P4" draw:layer="layout" svg:width="3.7cm" svg:height="3.7cm" svg:x="12.991cm" svg:y="8.591cm">
          <draw:image xlink:href="Pictures/10000001000002BC000002BCF7C9B4FE1969FA28.png" xlink:type="simple" xlink:show="embed" xlink:actuate="onLoad" draw:mime-type="image/png">
            <text:p/>
          </draw:image>
        </draw:frame>
        <draw:line draw:style-name="gr12" draw:text-style-name="P6" draw:layer="layout" svg:x1="14.891cm" svg:y1="6.991cm" svg:x2="14.891cm" svg:y2="8.691cm">
          <text:p/>
        </draw:line>
        <draw:frame draw:style-name="gr2" draw:text-style-name="P4" draw:layer="layout" svg:width="8.601cm" svg:height="8.601cm" svg:x="20.072cm" svg:y="3.59cm">
          <draw:image xlink:href="Pictures/10000001000002BC000002BC8B0A8479BE3973D2.png" xlink:type="simple" xlink:show="embed" xlink:actuate="onLoad" draw:mime-type="image/png">
            <text:p/>
          </draw:image>
        </draw:frame>
        <draw:frame draw:style-name="gr2" draw:text-style-name="P4" draw:layer="layout" svg:width="3.7cm" svg:height="3.7cm" svg:x="12.691cm" svg:y="13.691cm">
          <draw:image xlink:href="Pictures/10000001000002BC000002BCAA30C4CF8C1C095A.png" xlink:type="simple" xlink:show="embed" xlink:actuate="onLoad" draw:mime-type="image/png">
            <text:p/>
          </draw:image>
        </draw:frame>
        <draw:line draw:style-name="gr13" draw:text-style-name="P6" draw:layer="layout" svg:x1="14.591cm" svg:y1="12.391cm" svg:x2="14.591cm" svg:y2="13.391cm">
          <text:p/>
        </draw:line>
        <draw:frame draw:style-name="gr1" draw:text-style-name="P8" draw:layer="layout" svg:width="18.337cm" svg:height="1.199cm" svg:x="9.791cm" svg:y="17.991cm">
          <draw:text-box>
            <text:p text:style-name="P7"><text:span text:style-name="T2">… </text:span><text:span text:style-name="T2">and into many other products according to </text:span></text:p>
            <text:p text:style-name="P7"><text:span text:style-name="T3">https://www.ted.com/talks/christien_meindertsma_how_pig_parts_make_the_world_tur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4-26T17:51:48.433860127</dc:date>
    <meta:editing-duration>PT13M53S</meta:editing-duration>
    <meta:editing-cycles>7</meta:editing-cycles>
    <meta:generator>LibreOffice/7.3.1.3$MacOSX_AARCH64 LibreOffice_project/a69ca51ded25f3eefd52d7bf9a5fad8c90b87951</meta:generator>
    <meta:document-statistic meta:object-count="23"/>
  </office:meta>
</office:document-meta>
</file>